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/>
    <style:font-face style:name="courier new" svg:font-family="'courier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rial"/>
    </style:style>
    <style:style style:name="P4" style:family="paragraph" style:parent-style-name="Text_20_body">
      <style:paragraph-properties fo:margin-top="0cm" fo:margin-bottom="0cm" loext:contextual-spacing="false" fo:text-align="start" style:justify-single-word="false"/>
    </style:style>
    <style:style style:name="P5" style:family="paragraph" style:parent-style-name="Heading_20_3">
      <style:paragraph-properties fo:text-align="center" style:justify-single-word="false"/>
    </style:style>
    <style:style style:name="T1" style:family="text">
      <style:text-properties style:font-name="arial"/>
    </style:style>
    <style:style style:name="T2" style:family="text">
      <style:text-properties style:font-name="arial" fo:font-weight="bold"/>
    </style:style>
    <style:style style:name="T3" style:family="text">
      <style:text-properties fo:font-weight="bold"/>
    </style:style>
    <style:style style:name="T4" style:family="text">
      <style:text-properties style:font-name="courier new" fo:font-weight="bold"/>
    </style:style>
    <style:style style:name="fr1" style:family="graphic" style:parent-style-name="Graphics">
      <style:graphic-properties fo:margin-left="0cm" fo:margin-right="0cm" fo:margin-top="0cm" fo:margin-bottom="0.265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3">Criando uma LAN com VirtualBox<text:line-break/></text:h>
      <text:section text:style-name="Sect1" text:name="post-body-9197094043862822121">
        <text:p text:style-name="P3">Este post ensina a criar uma pequena LAN utilizando um único computador, rodando <text:span text:style-name="T3">GNU/Linux</text:span>, com três máquinas virtuais sobre o <text:span text:style-name="T3">VirtualBox</text:span>. Claro que para isso o computador deve ter um bom processador e uma quantidade aceitável de memória. Acredito que com 1GB ou 2GB já é possível criar essa LAN de máquinas virtuais.</text:p>
        <text:p text:style-name="P4"/>
        <text:p text:style-name="P4"><text:span text:style-name="T2">Algumas considerações iniciais:</text:span><text:line-break/><text:span text:style-name="T1">- Para esse experimento foi utilizado o </text:span><text:span text:style-name="T2">VirtualBox 2.2.4</text:span><text:span text:style-name="T1"> em </text:span><text:span text:style-name="T2">Ubuntu Desktop 9.04</text:span><text:span text:style-name="T1"> (Jaunty Jackalope) - Este é o </text:span><text:span text:style-name="T2">Host</text:span><text:span text:style-name="T1">.</text:span><text:line-break/><text:span text:style-name="T1">- Esta versão de VirtualBox já possui suporte facilitado para bridges virtuais, o que torna prático o trabalho de criação de uma rede local interna.</text:span><text:line-break/><text:span text:style-name="T1">- Admite-se o uso da distribuição Ubuntu em todo experimento, mas não deve ser difícil utilizar uma distribuição diferente para o mesmo experimento.</text:span><text:line-break/><text:span text:style-name="T1">- Não são abordadas as instalações dos SOs das máquinas virtuais, apenas as configurações.</text:span><text:line-break/><text:span text:style-name="T1">- Os comandos descritos devem ser digitados dentro de um terminal (gnome-terminal, por exemplo).</text:span><text:line-break/><text:span text:style-name="T1">- Admite-se que se tenha conhecimentos básicos de SO, Redes, Linux e algumas ferramentas como VIM, por exemplo.</text:span></text:p>
        <text:p text:style-name="P4"/>
        <text:p text:style-name="P4"><text:span text:style-name="T2">Configurando as máquinas virtuais.</text:span><text:line-break/><text:span text:style-name="T1">No VirtualBox foram criadas 3 máquinas virtuais:</text:span><text:line-break/><text:span text:style-name="T1">- </text:span><text:span text:style-name="T2">Guest 1:</text:span><text:span text:style-name="T1"> Servidor, Ubuntu Server 9.04.</text:span><text:line-break/><text:span text:style-name="T1">O guest 1 será um roteador (gateway para os demais guests) e servidor de alguns serviços básicos de rede.</text:span><text:line-break/><text:span text:style-name="T1">Para o guest 1, foram configuradas duas placas de rede:</text:span><text:line-break/><text:span text:style-name="T2">Adapter 1 ativada em NAT.</text:span><text:line-break/><text:soft-page-break/><draw:a xlink:type="simple" xlink:href="http://1.bp.blogspot.com/_u5DeTFAV4is/Si5fucbrptI/AAAAAAAAAPc/nuOH1UkI6Tk/s1600-h/serveradapter1.jpeg"><draw:frame draw:style-name="fr1" draw:name="Figura1" text:anchor-type="as-char" svg:width="8.176cm" svg:height="8.467cm" draw:z-index="0"><draw:image xlink:href="http://1.bp.blogspot.com/_u5DeTFAV4is/Si5fucbrptI/AAAAAAAAAPc/nuOH1UkI6Tk/s320/serveradapter1.jpeg" xlink:type="simple" xlink:show="embed" xlink:actuate="onLoad"/></draw:frame></draw:a><text:bookmark text:name="BLOGGER_PHOTO_ID_5345315059246278354"/><text:line-break/><text:span text:style-name="T2">Adapter 2 ativada em Internal Network, name virtualNetwork.</text:span></text:p>
        <text:p text:style-name="P2"><draw:a xlink:type="simple" xlink:href="http://1.bp.blogspot.com/_u5DeTFAV4is/Si5f5Sm3yRI/AAAAAAAAAPk/hFtk4U9FRU0/s1600-h/serveradapter2.jpeg"><draw:frame draw:style-name="fr1" draw:name="Figura2" text:anchor-type="as-char" svg:width="8.176cm" svg:height="8.467cm" draw:z-index="1"><draw:image xlink:href="http://1.bp.blogspot.com/_u5DeTFAV4is/Si5f5Sm3yRI/AAAAAAAAAPk/hFtk4U9FRU0/s320/serveradapter2.jpeg" xlink:type="simple" xlink:show="embed" xlink:actuate="onLoad"/></draw:frame></draw:a><text:bookmark text:name="BLOGGER_PHOTO_ID_5345315245587417362"/></text:p>
        <text:p text:style-name="P4"><text:span text:style-name="T1">- </text:span><text:span text:style-name="T2">Guest 2:</text:span><text:span text:style-name="T1"> Cliente, Windows XP.</text:span><text:line-break/><text:span text:style-name="T2">Adapter 1 ativada em Internal Network, name virtualNetwork.</text:span></text:p>
        <text:p text:style-name="P2"><text:soft-page-break/><draw:a xlink:type="simple" xlink:href="http://3.bp.blogspot.com/_u5DeTFAV4is/Si5gCWrxY-I/AAAAAAAAAPs/z_agcPhSE4I/s1600-h/windowsadapter1.jpeg"><draw:frame draw:style-name="fr1" draw:name="Figura3" text:anchor-type="as-char" svg:width="8.176cm" svg:height="8.467cm" draw:z-index="2"><draw:image xlink:href="http://3.bp.blogspot.com/_u5DeTFAV4is/Si5gCWrxY-I/AAAAAAAAAPs/z_agcPhSE4I/s320/windowsadapter1.jpeg" xlink:type="simple" xlink:show="embed" xlink:actuate="onLoad"/></draw:frame></draw:a><text:bookmark text:name="BLOGGER_PHOTO_ID_5345315401300534242"/></text:p>
        <text:p text:style-name="P4"><text:span text:style-name="T1">- </text:span><text:span text:style-name="T2">Guest 3:</text:span><text:span text:style-name="T1"> Cliente, Ubuntu Desktop 9.04.</text:span><text:line-break/><text:span text:style-name="T2">Adapter 1 ativada em Internal Network, name virtualNetwork.</text:span></text:p>
        <text:p text:style-name="P2"><draw:a xlink:type="simple" xlink:href="http://2.bp.blogspot.com/_u5DeTFAV4is/Si5gIImhzyI/AAAAAAAAAP0/uU5udqLDG4k/s1600-h/ubuntuadapter1.jpeg"><draw:frame draw:style-name="fr1" draw:name="Figura4" text:anchor-type="as-char" svg:width="8.176cm" svg:height="8.467cm" draw:z-index="3"><draw:image xlink:href="http://2.bp.blogspot.com/_u5DeTFAV4is/Si5gIImhzyI/AAAAAAAAAP0/uU5udqLDG4k/s320/ubuntuadapter1.jpeg" xlink:type="simple" xlink:show="embed" xlink:actuate="onLoad"/></draw:frame></draw:a><text:bookmark text:name="BLOGGER_PHOTO_ID_5345315500599660322"/></text:p>
        <text:p text:style-name="P3">Depois de configuradas as máquinas virtuais, a rede ficará assim:</text:p>
        <text:p text:style-name="P2"><draw:a xlink:type="simple" xlink:href="http://3.bp.blogspot.com/_u5DeTFAV4is/Si5gOV3JEtI/AAAAAAAAAP8/289PyXFP0ig/s1600-h/Diagrama.jpg"><draw:frame draw:style-name="fr1" draw:name="Figura5" text:anchor-type="as-char" svg:width="8.467cm" svg:height="4.948cm" draw:z-index="4"><draw:image xlink:href="http://3.bp.blogspot.com/_u5DeTFAV4is/Si5gOV3JEtI/AAAAAAAAAP8/289PyXFP0ig/s320/Diagrama.jpg" xlink:type="simple" xlink:show="embed" xlink:actuate="onLoad"/></draw:frame></draw:a><text:bookmark text:name="BLOGGER_PHOTO_ID_5345315607238218450"/></text:p>
        <text:p text:style-name="P4"><text:soft-page-break/><text:span text:style-name="T2">Configurando o Guest 1.</text:span><text:line-break/><text:span text:style-name="T1">Depois do boot do guest 1 é possível observar que apenas a interface </text:span><text:span text:style-name="T2">eth0</text:span><text:span text:style-name="T1"> (externa) é configurada.</text:span><text:line-break/><text:span text:style-name="T4">$ifconfig</text:span></text:p>
        <text:p text:style-name="P4"/>
        <text:p text:style-name="P4"><text:span text:style-name="T2">Passo 1: </text:span><text:span text:style-name="T1">Configurando a segunda interface para IP estático.</text:span><text:line-break/><text:span text:style-name="T4">$sudo vim /etc/network/interfaces</text:span></text:p>
        <text:p text:style-name="P4"/>
        <text:p text:style-name="P4"><text:span text:style-name="T2">Passo 1.1:</text:span><text:span text:style-name="T1">Adicione as seguintes linhas no final do arquivo, salve e feche o arquivo.</text:span><text:line-break/><text:span text:style-name="T4"># The second network interface</text:span><text:line-break/><text:span text:style-name="T4">auto eth1</text:span><text:line-break/><text:span text:style-name="T4">iface eth1 inet static</text:span><text:line-break/><text:span text:style-name="T4">address 192.168.10.1</text:span><text:line-break/><text:span text:style-name="T4">netmask 255.255.255.0</text:span></text:p>
        <text:p text:style-name="P4"/>
        <text:p text:style-name="P4"><text:span text:style-name="T2">Passo 2:</text:span><text:span text:style-name="T1"> Reiniciando as configurações de rede.</text:span><text:line-break/><text:span text:style-name="T4">$sudo /etc/init.d/networking restart</text:span></text:p>
        <text:p text:style-name="P4"/>
        <text:p text:style-name="P4"><text:span text:style-name="T2">Passo 3:</text:span><text:span text:style-name="T1"> Ativando o roteamento (eth0 &lt;-&gt; eth1).</text:span><text:line-break/><text:span text:style-name="T4">$sudo echo "1" &gt; /proc/sys/net/ipv4/ip_forward</text:span></text:p>
        <text:p text:style-name="P4"/>
        <text:p text:style-name="P4"><text:span text:style-name="T2">Passo 4:</text:span><text:span text:style-name="T1"> Configurando tradução de endereços para rede interna.</text:span><text:line-break/><text:span text:style-name="T4">$sudo iptables -t nat -A POSTROUTING -s 192.168.10.0/24 -o eth0 -j MASQUERADE</text:span></text:p>
        <text:p text:style-name="P4"/>
        <text:p text:style-name="P4"><text:span text:style-name="T1">Os passos 3 e 4 alteram tabelas dinâmicas do sistema e devem ser executados toda vez que guest 1 for inicializado.</text:span><text:line-break/><text:span text:style-name="T2">Dica</text:span><text:span text:style-name="T1">: Criar um script que execute os passos 3 e 4 automaticamente. Crie um script chamado </text:span><text:span text:style-name="T2">configRouter.sh</text:span><text:span text:style-name="T1"> e coloque-o em </text:span><text:span text:style-name="T2">/etc/rc.*</text:span><text:span text:style-name="T1"> (* depende do seu modo de inicialização).</text:span><text:line-break/><text:span text:style-name="T4">#! /bin/bash</text:span><text:line-break/><text:span text:style-name="T4"># ativando roteamento</text:span><text:line-break/><text:span text:style-name="T4">echo "1" &gt; /proc/sys/net/ipv4/ip_forward</text:span><text:line-break/><text:span text:style-name="T4"># configurando tradução de endereços para rede interna</text:span><text:line-break/><text:span text:style-name="T4">iptables -t nat -A POSTROUTING -s 192.168.10.0/24 -o eth0 -j MASQUERADE</text:span></text:p>
        <text:p text:style-name="P4"/>
        <text:p text:style-name="P4"><text:span text:style-name="T1">Alterando permissão de execução do script.</text:span><text:line-break/><text:span text:style-name="T4">$sudo chmod 744 configRouter.sh</text:span></text:p>
        <text:p text:style-name="P4"/>
        <text:p text:style-name="P4"><text:span text:style-name="T1">Executando o script.</text:span><text:line-break/><text:span text:style-name="T4">$sudo ./configRouter.sh</text:span></text:p>
        <text:p text:style-name="P4"/>
        <text:p text:style-name="P4"><text:soft-page-break/><text:span text:style-name="T2">Configurando o Guest 2.</text:span><text:line-break/><text:span text:style-name="T2">Passo único:</text:span><text:span text:style-name="T1"> Configure a Conexão Local do Windows XP para</text:span><text:line-break/><text:span text:style-name="T4">Endereço IP: 192.168.10.2</text:span><text:line-break/><text:span text:style-name="T4">Máscara de sub-rede: 255.255.255.0</text:span><text:line-break/><text:span text:style-name="T4">Gateway Padrão: 192.168.10.1</text:span><text:line-break/><text:span text:style-name="T4">Servidor DNS preferencial: 208.67.222.222</text:span><text:line-break/><text:span text:style-name="T4">Servidor DNS alternativo: 208.67.220.220</text:span></text:p>
        <text:p text:style-name="P4"/>
        <text:p text:style-name="P4"><text:span text:style-name="T1">Observe que o gateway padrão é o Guest 1.</text:span><text:line-break/><text:span text:style-name="T1">Os endereços de servidores DNS utilizados são os endereços do </text:span><text:span text:style-name="T2">OpenDNS</text:span><text:span text:style-name="T1"> (</text:span><text:a xlink:type="simple" xlink:href="http://www.opendns.com/" text:style-name="Internet_20_link" text:visited-style-name="Visited_20_Internet_20_Link"><text:span text:style-name="T2">www.opendns.com</text:span></text:a><text:span text:style-name="T1">). Para mais informações visite o site.</text:span></text:p>
        <text:p text:style-name="P4"/>
        <text:p text:style-name="P4"><text:span text:style-name="T2">Configuração o Guest 3.</text:span><text:line-break/><text:span text:style-name="T2">Passo 1: </text:span><text:span text:style-name="T1">Configurando a primeira interface para IP estático.</text:span><text:line-break/><text:span text:style-name="T4">$sudo vim /etc/network/interfaces</text:span></text:p>
        <text:p text:style-name="P4"/>
        <text:p text:style-name="P4"><text:span text:style-name="T2">Passo 1.1:</text:span><text:span text:style-name="T1"> Adicione as seguintes linhas no final do arquivo, salve e feche o arquivo.</text:span><text:line-break/><text:span text:style-name="T4"># The primary network interface</text:span><text:line-break/><text:span text:style-name="T4">auto eth0</text:span><text:line-break/><text:span text:style-name="T4">iface eth0 inet static</text:span><text:line-break/><text:span text:style-name="T4">address 192.168.10.3 </text:span><text:line-break/><text:span text:style-name="T4">netmask 255.255.255.0</text:span><text:line-break/><text:span text:style-name="T4">network 192.168.10.0</text:span><text:line-break/><text:span text:style-name="T4">broadcast 192.168.10.255</text:span><text:line-break/><text:span text:style-name="T4">gateway 192.168.10.1</text:span></text:p>
        <text:p text:style-name="P4"/>
        <text:p text:style-name="P4"><text:span text:style-name="T2">Passo 2: </text:span><text:span text:style-name="T1">Configurando os servidores DNS.</text:span><text:line-break/><text:span text:style-name="T4">$sudo /etc/resolv.conf</text:span></text:p>
        <text:p text:style-name="P4"/>
        <text:p text:style-name="P4"><text:span text:style-name="T2">Passo 2.1: </text:span><text:span text:style-name="T1">Adicione as seguintes linhas no final do arquivo, salve e feche o arquivo.</text:span><text:line-break/><text:span text:style-name="T4">nameserver 208.67.222.222</text:span><text:line-break/><text:span text:style-name="T4">nameserver 208.67.220.220</text:span></text:p>
        <text:p text:style-name="P4"/>
        <text:p text:style-name="P4"><text:span text:style-name="T2">Passo 3: </text:span><text:span text:style-name="T1">Reiniciando as configurações de rede.</text:span><text:line-break/><text:span text:style-name="T4">$sudo /etc/init.d/networking restart</text:span></text:p>
        <text:p text:style-name="P4"/>
        <text:p text:style-name="P4"><text:span text:style-name="T1">Agora basta fazer alguns testes de conectividade. É isso!</text:span><text:line-break/><text:span text:style-name="T1">Um abraço.</text:span></text:p>
      </text:section>
      <text:p text:style-name="P4">Posted by <text:a xlink:type="simple" xlink:href="https://www.blogger.com/profile/12222864149959116068" text:style-name="Internet_20_link" text:visited-style-name="Visited_20_Internet_20_Link">Pedro Northon Nobile </text:a>at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/>
    <style:font-face style:name="courier new" svg:font-family="'courier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08:07:21.792860239</meta:creation-date>
    <dc:date>2017-01-18T08:41:18.709447933</dc:date>
    <meta:editing-duration>PT33M55S</meta:editing-duration>
    <meta:editing-cycles>4</meta:editing-cycles>
    <meta:generator>LibreOffice/5.1.4.2$Linux_X86_64 LibreOffice_project/10m0$Build-2</meta:generator>
    <meta:document-statistic meta:table-count="0" meta:image-count="5" meta:object-count="0" meta:page-count="5" meta:paragraph-count="29" meta:word-count="638" meta:character-count="4248" meta:non-whitespace-character-count="3631"/>
  </office:meta>
</office:document-meta>
</file>